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Q: predict the category to which a piece of given text belongs<text:s/></text:p>
      <text:p text:style-name="Normal">Text classification, which is a common task in Natural Language Processing (NLP). Text classification involves assigning predefined categories to text documents. This can be used for spam detection, sentiment analysis, and more.</text:p>
      <text:p text:style-name="P2">1. Introduction to Text Classification</text:p>
      <text:p text:style-name="Normal">Text classification is the process of categorizing text into organized groups. By using machine learning algorithms, we can automate this process. Common applications include:</text:p>
      <text:list text:style-name="LFO1" text:continue-numbering="true">
        <text:list-item>
          <text:p text:style-name="P3"><text:span text:style-name="T4">Spam Detection</text:span>: Classifying emails as spam or not spam.</text:p>
        </text:list-item>
        <text:list-item>
          <text:p text:style-name="P5"><text:span text:style-name="T6">Sentiment Analysis</text:span>: Determining if a review is positive or negative.</text:p>
        </text:list-item>
        <text:list-item>
          <text:p text:style-name="P7"><text:span text:style-name="T8">Topic Labeling</text:span>: Assigning topics to news articles.</text:p>
        </text:list-item>
      </text:list>
      <text:p text:style-name="P9">2. Steps in Text Classification</text:p>
      <text:list text:style-name="LFO2" text:continue-numbering="true">
        <text:list-item>
          <text:p text:style-name="P10"><text:span text:style-name="T11">Data Collection</text:span>: Gather a dataset of text documents with labeled categories.</text:p>
        </text:list-item>
        <text:list-item>
          <text:p text:style-name="P12"><text:span text:style-name="T13">Text Preprocessing</text:span>: Clean and prepare the text data.<text:s/></text:p>
          <text:list text:continue-numbering="true">
            <text:list-item>
              <text:p text:style-name="P14">Tokenization: Splitting text into words or tokens.</text:p>
            </text:list-item>
            <text:list-item>
              <text:p text:style-name="P15">Removing Stop Words: Eliminating common words that do not carry significant meaning (e.g., “and”, “the”).</text:p>
            </text:list-item>
            <text:list-item>
              <text:p text:style-name="P16">Stemming/Lemmatization: Reducing words to their base or root form.</text:p>
            </text:list-item>
          </text:list>
        </text:list-item>
        <text:list-item>
          <text:p text:style-name="P17"><text:span text:style-name="T18">Feature Extraction</text:span>: Convert text into numerical features.<text:s/></text:p>
          <text:list text:continue-numbering="true">
            <text:list-item>
              <text:p text:style-name="P19"><text:span text:style-name="T20">Bag of Words (BoW)</text:span>: Representing text by the frequency of words.</text:p>
            </text:list-item>
            <text:list-item>
              <text:p text:style-name="P21"><text:span text:style-name="T22">TF-IDF (Term Frequency-Inverse Document Frequency)</text:span>: Reflecting the importance of a word in a document relative to a collection of documents.</text:p>
            </text:list-item>
          </text:list>
        </text:list-item>
        <text:list-item>
          <text:p text:style-name="P23"><text:span text:style-name="T24">Model Training</text:span>: Train a machine learning model on the processed data.</text:p>
        </text:list-item>
        <text:list-item>
          <text:p text:style-name="P25"><text:span text:style-name="T26">Model Evaluation</text:span>: Assess the model’s performance using metrics like accuracy, precision, recall, and F1-score.</text:p>
        </text:list-item>
        <text:list-item>
          <text:p text:style-name="P27"><text:span text:style-name="T28">Prediction</text:span>: Use the trained model to classify new text data.</text:p>
        </text:list-item>
      </text:list>
      <text:p text:style-name="P29">Python Code Example</text:p>
      <text:p text:style-name="Normal"># Import necessary libraries</text:p>
      <text:p text:style-name="Normal">import numpy as np</text:p>
      <text:p text:style-name="Normal">import pandas as pd</text:p>
      <text:p text:style-name="Normal">from sklearn.feature_extraction.text import TfidfVectorizer</text:p>
      <text:p text:style-name="Normal">from sklearn.model_selection import train_test_split</text:p>
      <text:soft-page-break/>
      <text:p text:style-name="Normal">from sklearn.naive_bayes import MultinomialNB</text:p>
      <text:p text:style-name="Normal">from sklearn.metrics import accuracy_score, classification_report</text:p>
      <text:p text:style-name="Normal"/>
      <text:p text:style-name="Normal"># Sample dataset</text:p>
      <text:p text:style-name="Normal">data = {</text:p>
      <text:p text:style-name="Normal"><text:s text:c="4"/>'text': [</text:p>
      <text:p text:style-name="Normal"><text:s text:c="8"/>'I love this movie, it is fantastic!',</text:p>
      <text:p text:style-name="Normal"><text:s text:c="8"/>'This film is terrible, I hate it.',</text:p>
      <text:p text:style-name="Normal"><text:s text:c="8"/>'What a great performance by the actor!',</text:p>
      <text:p text:style-name="Normal"><text:s text:c="8"/>'The plot was boring and predictable.',</text:p>
      <text:p text:style-name="Normal"><text:s text:c="8"/>'An excellent movie with a wonderful story.',</text:p>
      <text:p text:style-name="Normal"><text:s text:c="8"/>'I did not enjoy the film at all.'</text:p>
      <text:p text:style-name="Normal"><text:s text:c="4"/>],</text:p>
      <text:p text:style-name="Normal"><text:s text:c="4"/>'label': ['positive', 'negative', 'positive', 'negative', 'positive', 'negative']</text:p>
      <text:p text:style-name="Normal">}</text:p>
      <text:p text:style-name="Normal"/>
      <text:p text:style-name="Normal"># Convert to DataFrame</text:p>
      <text:p text:style-name="Normal">df = pd.DataFrame(data)</text:p>
      <text:p text:style-name="Normal"/>
      <text:p text:style-name="Normal"># Text preprocessing and feature extraction</text:p>
      <text:p text:style-name="Normal">vectorizer = TfidfVectorizer(stop_words='english')</text:p>
      <text:p text:style-name="Normal">X = vectorizer.fit_transform(df['text'])</text:p>
      <text:p text:style-name="Normal">y = df['label']</text:p>
      <text:p text:style-name="Normal"/>
      <text:p text:style-name="Normal"># Split the data into training and testing sets</text:p>
      <text:p text:style-name="Normal">X_train, X_test, y_train, y_test = train_test_split(X, y, test_size=0.2, random_state=42)</text:p>
      <text:p text:style-name="Normal"/>
      <text:p text:style-name="Normal"># Train a Naive Bayes classifier</text:p>
      <text:p text:style-name="Normal">model = MultinomialNB()</text:p>
      <text:soft-page-break/>
      <text:p text:style-name="Normal">model.fit(X_train, y_train)</text:p>
      <text:p text:style-name="Normal"/>
      <text:p text:style-name="Normal"># Make predictions</text:p>
      <text:p text:style-name="Normal">y_pred = model.predict(X_test)</text:p>
      <text:p text:style-name="Normal"/>
      <text:p text:style-name="Normal"># Evaluate the model</text:p>
      <text:p text:style-name="Normal">accuracy = accuracy_score(y_test, y_pred)</text:p>
      <text:p text:style-name="Normal">print(f'Accuracy: {accuracy}')</text:p>
      <text:p text:style-name="Normal">print(classification_report(y_test, y_pred))</text:p>
      <text:p text:style-name="Normal"/>
      <text:p text:style-name="Normal"># Function to predict the label of a given sentence</text:p>
      <text:p text:style-name="Normal">def predict_label(sentence):</text:p>
      <text:p text:style-name="Normal"><text:s text:c="4"/>sentence_transformed = vectorizer.transform([sentence])</text:p>
      <text:p text:style-name="Normal"><text:s text:c="4"/>prediction = model.predict(sentence_transformed)</text:p>
      <text:p text:style-name="Normal"><text:s text:c="4"/>return prediction[0]</text:p>
      <text:p text:style-name="Normal"/>
      <text:p text:style-name="Normal"># Prompt the user for a new sentence and classify it</text:p>
      <text:p text:style-name="Normal">new_sentence = input("Enter a sentence to classify as positive or negative: ")</text:p>
      <text:p text:style-name="Normal">predicted_label = predict_label(new_sentence)</text:p>
      <text:p text:style-name="Normal">print(f'The sentence "{new_sentence}" is classified as: {predicted_label}')</text:p>
      <text:p text:style-name="Normal"/>
      <text:p text:style-name="P30">Explanation of the Code</text:p>
      <text:list text:style-name="LFO3" text:continue-numbering="true">
        <text:list-item>
          <text:p text:style-name="P31"><text:span text:style-name="T32">Data Preparation</text:span>: We create a sample dataset with text and corresponding labels.</text:p>
        </text:list-item>
        <text:list-item>
          <text:p text:style-name="P33"><text:span text:style-name="T34">Text Preprocessing</text:span>: We use TfidfVectorizer to convert text into numerical features.</text:p>
        </text:list-item>
        <text:list-item>
          <text:p text:style-name="P35"><text:span text:style-name="T36">Model Training</text:span>: We split the data into training and testing sets and train a Naive Bayes classifier.</text:p>
        </text:list-item>
        <text:list-item>
          <text:p text:style-name="P37"><text:span text:style-name="T38">Model Evaluation</text:span>: We evaluate the model’s performance using accuracy and a classification report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0.812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nimt gnimt</meta:initial-creator>
    <dc:creator>gnimt gnimt</dc:creator>
    <meta:creation-date>2024-10-16T04:00:00Z</meta:creation-date>
    <dc:date>2024-10-16T04:26:00Z</dc:date>
    <meta:template xlink:href="Normal" xlink:type="simple"/>
    <meta:editing-cycles>3</meta:editing-cycles>
    <meta:editing-duration>PT1560S</meta:editing-duration>
    <meta:document-statistic meta:page-count="3" meta:paragraph-count="7" meta:word-count="566" meta:character-count="3789" meta:row-count="26" meta:non-whitespace-character-count="3230"/>
  </office:meta>
</office:document-meta>
</file>